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0.61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159.05pt"/>
    </style:style>
    <style:style style:name="co5" style:family="table-column">
      <style:table-column-properties fo:break-before="auto" style:column-width="128.49pt"/>
    </style:style>
    <style:style style:name="co6" style:family="table-column">
      <style:table-column-properties fo:break-before="auto" style:column-width="68.2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9" table:default-cell-style-name="ce2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table:style-name="Default" office:value-type="string" calcext:value-type="string">
            <text:p><text:s/>UNIT PRICE(x1)</text:p>
          </table:table-cell>
          <table:table-cell office:value-type="string" calcext:value-type="string">
            <text:p>Order Number</text:p>
          </table:table-cell>
          <table:table-cell office:value-type="string" calcext:value-type="string">
            <text:p>Order price per</text:p>
          </table:table-cell>
          <table:table-cell table:style-name="Default" office:value-type="string" calcext:value-type="string">
            <text:p>Price per Board</text:p>
          </table:table-cell>
        </table:table-row>
        <table:table-row table:style-name="ro1">
          <table:table-cell table:style-name="ce1" office:value-type="string" calcext:value-type="string">
            <text:p>CAP ALUM 10UF 20% 16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099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C100MCL2GB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I4]*[.F4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P ALUM 2.2UF 20% 50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3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H2R2MCL2GB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I5]*[.F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I6]*[.F6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I7]*[.F7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8"/>
          <table:table-cell table:formula="of:=[.I8]*[.F8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8"/>
          <table:table-cell table:formula="of:=[.I9]*[.F9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I11]*[.F11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[.I13]*[.F13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14]*[.F14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15]*[.F15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16]*[.F16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formula="of:=[.I18]*[.F18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19]*[.F19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20]*[.F20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21]*[.F21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22]*[.F22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23]*[.F23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24]*[.F24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25]*[.F25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26]*[.F26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27]*[.F27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  <table:table-cell table:formula="of:=[.I28]*[.F28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2"/>
          <table:table-cell table:formula="of:=[.I30]*[.F30]" office:value-type="currency" office:currency="USD" office:value="0" calcext:value-type="currency">
            <text:p>$0.00</text:p>
          </table:table-cell>
        </table:table-row>
        <table:table-row table:style-name="ro1" table:number-rows-repeated="3">
          <table:table-cell table:number-columns-repeated="6"/>
          <table:table-cell table:style-name="Default"/>
          <table:table-cell table:style-name="ce2"/>
          <table:table-cell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formula="of:=SUM([.J4:.J33])" office:value-type="currency" office:currency="USD" office:value="0" calcext:value-type="currency">
            <text:p>$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0:48:05.761398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3T14:31:31.034011042</dc:date>
    <meta:generator>LibreOffice/5.0.0.5$Linux_X86_64 LibreOffice_project/00m0$Build-5</meta:generator>
    <meta:editing-duration>PT23H29M19S</meta:editing-duration>
    <meta:editing-cycles>16</meta:editing-cycles>
    <meta:document-statistic meta:table-count="1" meta:cell-count="85" meta:object-count="0"/>
  </office:meta>
</office:document-meta>
</file>